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writing-mode="lr-tb"/>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center" style:justify-single-word="false" style:writing-mode="lr-tb"/>
      <style:text-properties fo:color="#c9211e" loext:opacity="100%"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style:writing-mode="lr-tb"/>
      <style:text-properties fo:color="#c9211e" loext:opacity="100%"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 style:family="paragraph" style:parent-style-name="Text_20_body">
      <style:paragraph-properties fo:text-align="justify" style:justify-single-word="false" style:writing-mode="lr-tb"/>
      <style:text-properties fo:color="#111111" loext:opacity="100%" fo:font-size="15pt" fo:font-style="normal" style:text-underline-style="none" fo:font-weight="bold" style:font-size-asian="15pt" style:font-style-asian="normal" style:font-weight-asian="bold" style:font-size-complex="15pt" style:font-style-complex="normal" style:font-weight-complex="bold"/>
    </style:style>
    <style:style style:name="P5" style:family="paragraph" style:parent-style-name="Text_20_body">
      <style:paragraph-properties fo:margin-top="0cm" fo:margin-bottom="0cm" style:contextual-spacing="false" fo:text-align="justify" style:justify-single-word="false"/>
      <style:text-properties fo:color="#111111" loext:opacity="100%" fo:font-size="15pt" style:font-size-asian="15pt" style:font-size-complex="15pt"/>
    </style:style>
    <style:style style:name="P6" style:family="paragraph" style:parent-style-name="Text_20_body">
      <style:paragraph-properties fo:text-align="justify" style:justify-single-word="false"/>
      <style:text-properties fo:color="#111111" loext:opacity="100%" fo:font-size="15pt" style:font-size-asian="15pt" style:font-size-complex="15pt"/>
    </style:style>
    <style:style style:name="P7" style:family="paragraph" style:parent-style-name="Text_20_body">
      <style:paragraph-properties fo:text-align="justify" style:justify-single-word="false"/>
      <style:text-properties fo:color="#111111" loext:opacity="100%" fo:font-size="15pt" fo:font-weight="bold" style:font-size-asian="15pt" style:font-weight-asian="bold" style:font-size-complex="15pt" style:font-weight-complex="bold"/>
    </style:style>
    <style:style style:name="T1" style:family="text">
      <style:text-properties fo:color="#000000" loext:opacity="1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text-emphasize="none"/>
    </style:style>
    <style:style style:name="T2" style:family="text">
      <style:text-properties fo:color="#000000" loext:opacity="100%" style:text-outline="false" style:text-line-through-style="none" style:text-line-through-type="none" style:font-name="Liberation Sans" fo:font-size="16pt" fo:font-style="normal" fo:text-shadow="none" style:text-underline-style="none" style:font-size-asian="16pt" style:font-style-asian="normal" style:text-emphasize="none"/>
    </style:style>
    <style:style style:name="T3" style:family="text">
      <style:text-properties fo:color="#000000" loext:opacity="100%" style:text-outline="false" style:text-line-through-style="none" style:text-line-through-type="none" style:font-name="Liberation Sans" fo:font-style="normal" fo:text-shadow="none" style:text-underline-style="none" style:font-style-asian="normal" style:text-emphasize="none"/>
    </style:style>
    <style:style style:name="T4" style:family="text">
      <style:text-properties fo:color="#000000" loext:opacity="100%" style:text-outline="false" style:text-line-through-style="none" style:text-line-through-type="none" style:font-name="Liberation Sans" fo:font-style="normal" fo:text-shadow="none" style:font-style-asian="normal" style:text-emphasize="none"/>
    </style:style>
    <style:style style:name="T5" style:family="text">
      <style:text-properties fo:color="#000000" loext:opacity="100%" style:text-outline="false" style:text-line-through-style="none" style:text-line-through-type="none" style:font-name="Liberation Sans" fo:text-shadow="none" style:text-emphasize="none"/>
    </style:style>
    <style:style style:name="T6" style:family="text">
      <style:text-properties fo:color="#000000" loext:opacity="100%" style:text-outline="false" style:text-line-through-style="none" style:text-line-through-type="none" style:font-name="Lohit Devanagari1" fo:font-size="16pt" fo:font-style="normal" fo:text-shadow="none" style:text-underline-style="none" fo:font-weight="normal" style:font-size-asian="16pt" style:font-style-asian="normal" style:font-weight-asian="normal" style:text-emphasize="none"/>
    </style:style>
    <style:style style:name="T7" style:family="text">
      <style:text-properties fo:color="#000000" loext:opacity="100%" style:text-outline="false" style:text-line-through-style="none" style:text-line-through-type="none" style:font-name="Lohit Devanagari1" fo:font-size="16pt" fo:font-style="normal" fo:text-shadow="none" style:text-underline-style="none" style:font-size-asian="16pt" style:font-style-asian="normal" style:text-emphasize="none"/>
    </style:style>
    <style:style style:name="T8" style:family="text">
      <style:text-properties fo:color="#000000" loext:opacity="100%" style:text-outline="false" style:text-line-through-style="none" style:text-line-through-type="none" style:font-name="Lohit Devanagari1" fo:font-style="normal" fo:text-shadow="none" style:text-underline-style="none" style:font-style-asian="normal" style:text-emphasize="none"/>
    </style:style>
    <style:style style:name="T9" style:family="text">
      <style:text-properties fo:color="#000000" loext:opacity="100%" style:text-outline="false" style:text-line-through-style="none" style:text-line-through-type="none" style:font-name="Lohit Devanagari1" fo:font-style="normal" fo:text-shadow="none" style:font-style-asian="normal" style:text-emphasize="none"/>
    </style:style>
    <style:style style:name="T10" style:family="text">
      <style:text-properties fo:color="#000000" loext:opacity="100%" style:text-outline="false" style:text-line-through-style="none" style:text-line-through-type="none" style:font-name="Lohit Devanagari1" fo:text-shadow="none" style:text-emphasize="none"/>
    </style:style>
    <style:style style:name="T11" style:family="text">
      <style:text-properties style:text-outline="false" style:text-line-through-style="none" style:text-line-through-type="none" style:font-name="Liberation Sans" fo:text-shadow="none" style:text-emphasize="none"/>
    </style:style>
    <style:style style:name="T12" style:family="text">
      <style:text-properties style:text-outline="false" style:text-line-through-style="none" style:text-line-through-type="none" style:font-name="Lohit Devanagari1" fo:text-shadow="none" style:text-emphasize="non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text:p>
      <text:p text:style-name="P3"><text:span text:style-name="T11">Fire Safety </text:span><text:span text:style-name="T12">sytem which is being currently used by Industry</text:span></text:p>
      <text:p text:style-name="P2"><text:span text:style-name="T12"/></text:p>
      <text:p text:style-name="P2"/>
      <text:p text:style-name="P2"/>
      <text:p text:style-name="P4">Fire Suppression Systems:</text:p>
      <text:p text:style-name="P5">Fire suppression systems such as sprinklers, water mist systems, and clean agent suppression systems can be used to quickly extinguish fires in the event of an EV battery fire or other electrical-related fires. These systems are designed to prevent the spread of the fire and protect personnel and assets.</text:p>
      <text:p text:style-name="P5"/>
      <text:p text:style-name="P7">Battery Management Systems (BMS):</text:p>
      <text:p text:style-name="P5">Advanced BMS technology is crucial for monitoring and managing the temperature and state of charge of EV batteries. BMS can help detect and mitigate potential thermal runaway situations, which can lead to fires.</text:p>
      <text:p text:style-name="P5"/>
      <text:p text:style-name="P7">Thermal Management Systems:</text:p>
      <text:p text:style-name="P5">Proper thermal management systems are important to regulate the temperature of EV batteries. Overheating can lead to battery fires, so cooling and heating systems are often implemented to maintain safe operating conditions.</text:p>
      <text:p text:style-name="P6">Emergency Shutdown Systems:</text:p>
      <text:p text:style-name="P5">Industries may have emergency shutdown systems in place that can quickly disconnect power to charging stations or EVs in the event of a fire or other safety hazard.</text:p>
      <text:p text:style-name="P5"/>
      <text:p text:style-name="P7">Fire-resistant Battery Enclosures:</text:p>
      <text:p text:style-name="P5">Some EVs and charging stations are equipped with fire-resistant battery enclosures to contain and prevent the spread of fires, especially in the case of thermal runaway in lithium-ion batteries.</text:p>
      <text:p text:style-name="P5"/>
      <text:p text:style-name="P5"/>
      <text:p text:style-name="P5"/>
      <text:p text:style-name="P7">Fire Detection and Alarm Systems:</text:p>
      <text:p text:style-name="P5"><text:soft-page-break/>Installing fire detection and alarm systems in charging stations and EV parking areas can provide early warning of potential fires, allowing for prompt action and evacuation if necessary.</text:p>
      <text:p text:style-name="P5"/>
      <text:p text:style-name="P7">Firefighter Training:</text:p>
      <text:p text:style-name="P5">Training for emergency responders and firefighters on how to handle EV fires is essential, as they require specialized knowledge and tools to address the unique risks associated with high-voltage systems and battery fires.</text:p>
      <text:p text:style-name="P5"/>
      <text:p text:style-name="P7">Standards and Regulations:</text:p>
      <text:p text:style-name="P6">Various national and international standards and regulations, such as those developed by organizations like NFPA (National Fire Protection Association) and SAE International, provide guidelines for fire safety in electric vehicle environments.</text:p>
      <text:p text:style-name="P6">It's important to note that the specific fire safety systems and practices used by industries for electric vehicles may vary depending on the type of industry, the size of the fleet, and the local regulations and safety standards in place. Since EV technology and safety practices continue to evolve, it's advisable to consult with experts in the field and stay up to date with the latest developments and regulations in your region for the most current information on fire safety systems for electric vehicles.</text:p>
      <text:p text:style-name="P2"/>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21:18:54.932570619</meta:creation-date>
    <dc:date>2023-11-06T21:30:17.551974366</dc:date>
    <meta:editing-duration>PT38S</meta:editing-duration>
    <meta:editing-cycles>2</meta:editing-cycles>
    <meta:generator>LibreOffice/7.3.7.2$Linux_X86_64 LibreOffice_project/30$Build-2</meta:generator>
    <meta:document-statistic meta:table-count="0" meta:image-count="0" meta:object-count="0" meta:page-count="2" meta:paragraph-count="18" meta:word-count="383" meta:character-count="2545" meta:non-whitespace-character-count="2180"/>
  </office:meta>
</office:document-meta>
</file>